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8.578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6.154cm"/>
    </style:style>
    <style:style style:name="co6" style:family="table-column">
      <style:table-column-properties fo:break-before="auto" style:column-width="4.399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2.155cm"/>
    </style:style>
    <style:style style:name="ro1" style:family="table-row">
      <style:table-row-properties style:row-height="3.725cm" fo:break-before="auto" style:use-optimal-row-height="false"/>
    </style:style>
    <style:style style:name="ro2" style:family="table-row">
      <style:table-row-properties style:row-height="0.85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0.84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wrap-option="wrap" fo:border="0.06pt solid #000000"/>
      <style:text-properties style:font-name="Liberation Sans" fo:font-size="10pt" style:font-name-asian="Lohit Devanagari" style:font-size-asian="10pt" style:language-asian="hi" style:country-asian="IN" style:font-name-complex="DejaVu Sans" style:font-size-complex="10pt" style:language-complex="en" style:country-complex="US"/>
    </style:style>
    <style:style style:name="ce7" style:family="table-cell" style:parent-style-name="Default">
      <style:table-cell-properties fo:wrap-option="wrap" fo:border="0.06pt solid #000000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108">
      <style:table-cell-properties fo:wrap-option="wrap" fo:border="0.06pt solid #000000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10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style:vertical-align="middle"/>
    </style:style>
    <style:style style:name="T1" style:family="text">
      <style:text-properties style:letter-kerning="true" fo:country="none" style:country-asian="none" style:font-name-asian="Lohit Devanagari" style:font-size-asian="12pt"/>
    </style:style>
    <style:style style:name="T2" style:family="text">
      <style:text-properties style:letter-kerning="true" style:country-asian="none" style:font-name-asian="Lohit Devanagari" style:font-size-asian="12pt"/>
    </style:style>
  </office:automatic-styles>
  <office:body>
    <office:spreadsheet>
      <table:table table:name="ChosesAFair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1" table:default-cell-style-name="ce4"/>
        <table:table-column table:style-name="co8" table:default-cell-style-name="ce4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Date début</text:p>
          </table:table-cell>
          <table:table-cell table:style-name="ce1" office:value-type="string" calcext:value-type="string">
            <text:p>Action a faire</text:p>
          </table:table-cell>
          <table:table-cell table:style-name="ce1" office:value-type="string" calcext:value-type="string">
            <text:p>commentaire</text:p>
          </table:table-cell>
          <table:table-cell table:style-name="ce1" office:value-type="string" calcext:value-type="string">
            <text:p>résolution</text:p>
          </table:table-cell>
          <table:table-cell table:style-name="ce1" office:value-type="string" calcext:value-type="string">
            <text:p>Priorité</text:p>
            <text:p>1 = urgent/important</text:p>
            <text:p>2 = urgent mais pas important</text:p>
            <text:p>3 = important mais pas urgent</text:p>
            <text:p>4 = pas important et pas urgent</text:p>
          </table:table-cell>
          <table:table-cell table:style-name="ce1" office:value-type="string" calcext:value-type="string">
            <text:p>date prévisionnelle de fin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date de fin</text:p>
          </table:table-cell>
          <table:table-cell table:style-name="ce11" table:number-columns-repeated="1015"/>
        </table:table-row>
        <table:table-row table:style-name="ro2" table:visibility="filter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6" office:value-type="string" calcext:value-type="string">
            <text:p><text:span text:style-name="T1">garder les 0 a la phase de changement de numéro et les enlever a la phase de décompte</text:span></text:p>
          </table:table-cell>
          <table:table-cell table:style-name="ce7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erminé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6" office:value-type="string" calcext:value-type="string">
            <text:p><text:span text:style-name="T1">mettre bouton rouge rond</text:span></text:p>
          </table:table-cell>
          <table:table-cell table:style-name="ce7"/>
          <table:table-cell table:style-name="ce7" office:value-type="string" calcext:value-type="string">
            <text:p>changement bouton</text:p>
          </table:table-cell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2" office:value-type="string" calcext:value-type="string">
            <text:p>Terminé</text:p>
          </table:table-cell>
          <table:table-cell table:style-name="ce2"/>
          <table:table-cell table:number-columns-repeated="1015"/>
        </table:table-row>
        <table:table-row table:style-name="ro4" table:visibility="filter"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7-11-10" calcext:value-type="date">
            <text:p>10/11/17</text:p>
          </table:table-cell>
          <table:table-cell table:style-name="ce7" office:value-type="string" calcext:value-type="string">
            <text:p>retrouver la fiche technique d'un composant</text:p>
          </table:table-cell>
          <table:table-cell table:style-name="ce7"/>
          <table:table-cell table:style-name="ce7" office:value-type="string" calcext:value-type="string">
            <text:p><text:span text:style-name="T2">Sur internet</text:span></text:p>
            <text:p/>
            <text:p><text:span text:style-name="T2">!!!! DATA SHEET !!!! //pour trouver la fiche technique du composant</text:span>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erminé</text:p>
          </table:table-cell>
          <table:table-cell table:style-name="ce5" office:value-type="date" office:date-value="2017-11-11" calcext:value-type="date">
            <text:p>11/11/17</text:p>
          </table:table-cell>
          <table:table-cell table:number-columns-repeated="1015"/>
        </table:table-row>
        <table:table-row table:style-name="ro2" table:visibility="filter"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17-11-25" calcext:value-type="date">
            <text:p>25/11/17</text:p>
          </table:table-cell>
          <table:table-cell table:style-name="ce7" office:value-type="string" calcext:value-type="string">
            <text:p>Brancher/activer le relais</text:p>
          </table:table-cell>
          <table:table-cell table:style-name="ce7" office:value-type="string" calcext:value-type="string">
            <text:p>tester avec un moteur et une pile 9V</text:p>
          </table:table-cell>
          <table:table-cell table:style-name="ce7" office:value-type="string" calcext:value-type="string">
            <text:p>Pour transistor mettre le signal au milieu</text:p>
          </table:table-cell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2" office:value-type="string" calcext:value-type="string">
            <text:p>Terminé</text:p>
          </table:table-cell>
          <table:table-cell table:style-name="ce5" office:value-type="date" office:date-value="2017-12-21" calcext:value-type="date">
            <text:p>21/12/17</text:p>
          </table:table-cell>
          <table:table-cell table:number-columns-repeated="1015"/>
        </table:table-row>
        <table:table-row table:style-name="ro2" table:visibility="filter"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7" office:value-type="string" calcext:value-type="string">
            <text:p>Faire une vidéo</text:p>
          </table:table-cell>
          <table:table-cell table:style-name="ce7" table:number-columns-repeated="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A ne plus faire</text:p>
          </table:table-cell>
          <table:table-cell table:style-name="ce2"/>
          <table:table-cell table:number-columns-repeated="1015"/>
        </table:table-row>
        <table:table-row table:style-name="ro4" table:visibility="filter">
          <table:table-cell table:style-name="ce2" office:value-type="float" office:value="6" calcext:value-type="float">
            <text:p>6</text:p>
          </table:table-cell>
          <table:table-cell table:style-name="ce5" office:value-type="date" office:date-value="2017-11-10" calcext:value-type="date">
            <text:p>10/11/17</text:p>
          </table:table-cell>
          <table:table-cell table:style-name="ce7" office:value-type="string" calcext:value-type="string">
            <text:p>filtrage des parasites au niveau des boutons</text:p>
          </table:table-cell>
          <table:table-cell table:style-name="ce7" office:value-type="string" calcext:value-type="string">
            <text:p>mettre un condensateur en parallèle du bouton</text:p>
          </table:table-cell>
          <table:table-cell table:style-name="ce7" office:value-type="string" calcext:value-type="string">
            <text:p>Condensateur céramique type 102 (1000 pf) – si problème essayer avec un condensateur type 331 (330 pf)</text:p>
            <text:p>(103 = 10'000 pf)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erminé</text:p>
          </table:table-cell>
          <table:table-cell table:style-name="ce5" office:value-type="date" office:date-value="2017-11-11" calcext:value-type="date">
            <text:p>11/11/17</text:p>
          </table:table-cell>
          <table:table-cell table:number-columns-repeated="1015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7" office:value-type="string" calcext:value-type="string">
            <text:p>Circuit imprimé</text:p>
          </table:table-cell>
          <table:table-cell table:style-name="ce7" office:value-type="string" calcext:value-type="string">
            <text:p>voir sur fridzing</text:p>
          </table:table-cell>
          <table:table-cell table:style-name="ce7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A faire</text:p>
          </table:table-cell>
          <table:table-cell table:style-name="ce2"/>
          <table:table-cell table:number-columns-repeated="1015"/>
        </table:table-row>
        <table:table-row table:style-name="ro3" table:visibility="filter">
          <table:table-cell table:style-name="ce2" office:value-type="float" office:value="8" calcext:value-type="float">
            <text:p>8</text:p>
          </table:table-cell>
          <table:table-cell table:style-name="ce5" office:value-type="date" office:date-value="2017-11-23" calcext:value-type="date">
            <text:p>23/11/17</text:p>
          </table:table-cell>
          <table:table-cell table:style-name="ce8" office:value-type="string" calcext:value-type="string">
            <text:p>rebrancher le circuit</text:p>
          </table:table-cell>
          <table:table-cell table:style-name="ce7" table:number-columns-repeated="2"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2" office:value-type="string" calcext:value-type="string">
            <text:p>Terminé</text:p>
          </table:table-cell>
          <table:table-cell table:style-name="ce5" office:value-type="date" office:date-value="2017-11-23" calcext:value-type="date">
            <text:p>23/11/17</text:p>
          </table:table-cell>
          <table:table-cell table:number-columns-repeated="1015"/>
        </table:table-row>
        <table:table-row table:style-name="ro3" table:visibility="filter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7" office:value-type="string" calcext:value-type="string">
            <text:p>Faire le décompte</text:p>
          </table:table-cell>
          <table:table-cell table:style-name="ce7"/>
          <table:table-cell table:style-name="ce7" office:value-type="string" calcext:value-type="string">
            <text:p>utiliser la fonction « micros() »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erminé</text:p>
          </table:table-cell>
          <table:table-cell table:style-name="ce5" office:value-type="date" office:date-value="2017-12-21" calcext:value-type="date">
            <text:p>21/12/17</text:p>
          </table:table-cell>
          <table:table-cell table:number-columns-repeated="1015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7" office:value-type="string" calcext:value-type="string">
            <text:p>Faire la boite</text:p>
          </table:table-cell>
          <table:table-cell table:style-name="ce7" table:number-columns-repeated="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A faire</text:p>
          </table:table-cell>
          <table:table-cell table:style-name="ce2"/>
          <table:table-cell table:number-columns-repeated="1015"/>
        </table:table-row>
        <table:table-row table:style-name="ro4" table:visibility="filter"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7" office:value-type="string" calcext:value-type="string">
            <text:p>Tout éteindre</text:p>
          </table:table-cell>
          <table:table-cell table:style-name="ce7"/>
          <table:table-cell table:style-name="ce7" office:value-type="string" calcext:value-type="string">
            <text:p>dire d'afficher le nombre seulement quand le décompte n'est pas en cours et sinon ne rien afficher (en lui disant d'afficher des espaces («  <text:s text:c="2"/>« ))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Terminé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7" office:value-type="string" calcext:value-type="string">
            <text:p>Trouver boutons bien arduino</text:p>
          </table:table-cell>
          <table:table-cell table:style-name="ce7" table:number-columns-repeated="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En cours</text:p>
          </table:table-cell>
          <table:table-cell table:style-name="ce2"/>
          <table:table-cell table:number-columns-repeated="1015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7" office:value-type="string" calcext:value-type="string">
            <text:p>Recherche du bon condensateur pour bouton</text:p>
          </table:table-cell>
          <table:table-cell table:style-name="ce7" office:value-type="string" calcext:value-type="string">
            <text:p>http://forums.futura-sciences.com/electronique/639171-arduino-anti-rebond-arduino.html</text:p>
          </table:table-cell>
          <table:table-cell table:style-name="ce7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En cours</text:p>
          </table:table-cell>
          <table:table-cell table:style-name="ce2"/>
          <table:table-cell table:number-columns-repeated="1015"/>
        </table:table-row>
        <table:table-row table:style-name="ro2" table:visibility="filter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7" office:value-type="string" calcext:value-type="string">
            <text:p>Trouver un transformateur pour la carte arduino (220V/5V)</text:p>
          </table:table-cell>
          <table:table-cell table:style-name="ce7" table:number-columns-repeated="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Terminé</text:p>
          </table:table-cell>
          <table:table-cell table:style-name="ce2"/>
          <table:table-cell table:number-columns-repeated="1015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9" office:value-type="string" calcext:value-type="string">
            <text:p>Remplacer led rouge (ledOff) par un bezeur (ou autre ou l'enlever)</text:p>
          </table:table-cell>
          <table:table-cell table:style-name="ce10" table:number-columns-repeated="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A faire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10" office:value-type="string" calcext:value-type="string">
            <text:p>Changer le boutton qui enlève par boutton qui sauvegarde le temps présent</text:p>
          </table:table-cell>
          <table:table-cell table:style-name="ce10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1015"/>
        </table:table-row>
        <table:table-row table:style-name="ro6">
          <table:table-cell table:style-name="ce3" table:number-columns-repeated="2"/>
          <table:table-cell table:style-name="ce10" table:number-columns-repeated="3"/>
          <table:table-cell table:style-name="ce3" table:number-columns-repeated="4"/>
          <table:table-cell table:number-columns-repeated="1015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ChosesAFaire.A1:ChosesAFaire.I16" table:display-filter-buttons="true">
          <table:filter>
            <table:filter-and>
              <table:filter-condition table:field-number="7" table:value="En cours" table:operator="=">
                <table:filter-set-item table:value="En cours"/>
                <table:filter-set-item table:value="A faire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09:18:10.948885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0T09:22:01.686702115</dc:date>
    <meta:editing-duration>PT2H40M16S</meta:editing-duration>
    <meta:editing-cycles>15</meta:editing-cycles>
    <meta:generator>LibreOffice/4.3.3.2$Linux_X86_64 LibreOffice_project/430m0$Build-2</meta:generator>
    <meta:document-statistic meta:table-count="1" meta:cell-count="91" meta:object-count="0"/>
  </office:meta>
</office:document-meta>
</file>